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sib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table:style-name="ce3" office:value-type="string" calcext:value-type="string">
            <text:p>visible</text:p>
          </table:table-cell>
          <table:table-cell/>
        </table:table-row>
      </table:table>
      <table:table table:name="hidden sheet" table:style-name="ta2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2" office:value-type="string" calcext:value-type="string">
            <text:p>hidden</text:p>
          </table:table-cell>
        </table:table-row>
        <table:table-row table:style-name="ro1">
          <table:table-cell table:number-columns-repeated="2" office:value-type="string" calcext:value-type="string">
            <text:p>visible</text:p>
          </table:table-cell>
        </table:table-row>
        <table:table-row table:style-name="ro1">
          <table:table-cell table:number-columns-repeated="2" office:value-type="string" calcext:value-type="string">
            <text:p>hidden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table:style-name="ce3" office:value-type="string" calcext:value-type="string">
            <text:p>visi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8:31:37.535209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5T18:32:00.703970524</dc:date>
    <dc:language>de-DE</dc:language>
    <meta:editing-cycles>6</meta:editing-cycles>
    <meta:editing-duration>PT8M16S</meta:editing-duration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